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2a67"/>
    </style:style>
    <style:style style:name="P2" style:family="paragraph" style:parent-style-name="Standard">
      <style:text-properties officeooo:paragraph-rsid="0007ddff"/>
    </style:style>
    <style:style style:name="P3" style:family="paragraph" style:parent-style-name="Standard">
      <style:text-properties officeooo:paragraph-rsid="000a41fb"/>
    </style:style>
    <style:style style:name="P4" style:family="paragraph" style:parent-style-name="Standard">
      <style:text-properties officeooo:paragraph-rsid="000b9c8b"/>
    </style:style>
    <style:style style:name="P5" style:family="paragraph" style:parent-style-name="Standard">
      <style:text-properties officeooo:paragraph-rsid="000d55ae"/>
    </style:style>
    <style:style style:name="P6" style:family="paragraph" style:parent-style-name="Standard">
      <style:text-properties officeooo:paragraph-rsid="001049ee"/>
    </style:style>
    <style:style style:name="T1" style:family="text">
      <style:text-properties officeooo:rsid="00072a67"/>
    </style:style>
    <style:style style:name="T2" style:family="text">
      <style:text-properties officeooo:rsid="0007ddff"/>
    </style:style>
    <style:style style:name="T3" style:family="text">
      <style:text-properties officeooo:rsid="000a41fb"/>
    </style:style>
    <style:style style:name="T4" style:family="text">
      <style:text-properties officeooo:rsid="000b9c8b"/>
    </style:style>
    <style:style style:name="T5" style:family="text">
      <style:text-properties officeooo:rsid="000d55ae"/>
    </style:style>
    <style:style style:name="T6" style:family="text">
      <style:text-properties officeooo:rsid="001049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ypocet rovnice Ax=b </text:span><text:span text:style-name="T6">dvema zpusoby</text:span><text:span text:style-name="T1">:</text:span></text:p>
      <text:p text:style-name="P2"><text:span text:style-name="T1"><draw:frame draw:style-name="fr1" draw:name="Object1" text:anchor-type="as-char" svg:y="-0.1917in" svg:width="1.0283in" svg:height="0.657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draw:frame draw:style-name="fr2" draw:name="Object2" text:anchor-type="as-char" svg:y="-0.2543in" svg:width="0.5102in" svg:height="0.6543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1"/></text:p>
      <text:p text:style-name="P2"><text:span text:style-name="T2">Zjistim, zda je matice A regularni (abych se ujistil, ze mohu druhy zpusob vypoctu pouzit).</text:span></text:p>
      <text:p text:style-name="P2"><text:span text:style-name="T2"><draw:frame draw:style-name="fr2" draw:name="Object3" text:anchor-type="as-char" svg:y="-0.7874in" svg:width="5.3134in" svg:height="0.8839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2"/></text:p>
      <text:p text:style-name="P3"><text:span text:style-name="T3">1) Klasika - uprava rozsirene matice a spocitani jednotlivych neznamych:</text:span></text:p>
      <text:p text:style-name="P3"><text:span text:style-name="T3"><draw:frame draw:style-name="fr3" draw:name="Object4" text:anchor-type="as-char" svg:width="3.7917in" svg:height="2.968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><text:span text:style-name="T2"/></text:p>
      <text:p text:style-name="P4"><text:span text:style-name="T4">2) </text:span><text:span text:style-name="T4"><draw:frame draw:style-name="fr3" draw:name="Object5" text:anchor-type="as-char" svg:width="1.262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(viz skripta na statnice – Matematika – 12.3 – str. 98 – 3.veta):</text:span></text:p>
      <text:p text:style-name="P4"><text:span text:style-name="T4"/></text:p>
      <text:p text:style-name="P5"><text:span text:style-name="T5">Zjistim inverzni matici k A (</text:span><text:span text:style-name="T5"><draw:frame draw:style-name="fr3" draw:name="Object6" text:anchor-type="as-char" svg:width="0.3307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) podle </text:span><text:span text:style-name="T5"><draw:frame draw:style-name="fr3" draw:name="Object7" text:anchor-type="as-char" svg:width="0.989in" svg:height="0.22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:</text:span></text:p>
      <text:p text:style-name="P5"><text:span text:style-name="T5"><draw:frame draw:style-name="fr2" draw:name="Object8" text:anchor-type="as-char" svg:y="-2.2445in" svg:width="6.9256in" svg:height="2.2362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"><text:span text:style-name="T4"/></text:p>
      <text:p text:style-name="P6"><text:span text:style-name="T6">Ted uz jen dosadim do vzorecku:</text:span></text:p>
      <text:p text:style-name="P4"><text:soft-page-break/><text:span text:style-name="T4"><draw:frame draw:style-name="fr3" draw:name="Object9" text:anchor-type="as-char" svg:width="2.5319in" svg:height="1.3437in" draw:z-index="8"><draw:object xlink:href="./Object 9" xlink:type="simple" xlink:show="embed" xlink:actuate="onLoad"/><draw:image xlink:href="./ObjectReplacements/Object 9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2:51:22</meta:creation-date>
    <dc:date>2010-12-30T15:02:28</dc:date>
    <meta:editing-duration>PT02H11M06S</meta:editing-duration>
    <meta:editing-cycles>11</meta:editing-cycles>
    <meta:generator>OpenOffice.org/3.2$Unix OpenOffice.org_project/320m19$Build-9505</meta:generator>
    <meta:document-statistic meta:table-count="0" meta:image-count="0" meta:object-count="9" meta:page-count="2" meta:paragraph-count="11" meta:word-count="59" meta:character-count="344"/>
  </office:meta>
</office:document-meta>
</file>

<file path=Object 1/content.xml><?xml version="1.0" encoding="utf-8"?>
<math xmlns="http://www.w3.org/1998/Math/MathML">
  <semantics>
    <mrow>
      <mi>A</mi>
      <mi mathvariant="normal">=</mi>
      <mfenced open="" close="">
        <mtable>
          <mtr>
            <mtd>
              <mn>1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2</mn>
            </mtd>
            <mtd>
              <mn>1</mn>
            </mtd>
          </mtr>
          <mtr>
            <mtd>
              <mn>1</mn>
            </mtd>
            <mtd>
              <mn>3</mn>
            </mtd>
            <mtd>
              <mn>0</mn>
            </mtd>
          </mtr>
        </mtable>
      </mfenced>
    </mrow>
    <annotation encoding="StarMath 5.0">A=left ( matrix{1 # 0 # 1 ## 0 # 2 # 1 ## 1 # 3 # 0} right ) </annotation>
  </semantics>
</math>
</file>

<file path=Object 2/content.xml><?xml version="1.0" encoding="utf-8"?>
<math xmlns="http://www.w3.org/1998/Math/MathML">
  <semantics>
    <mrow>
      <mi>b</mi>
      <mi mathvariant="normal">=</mi>
      <mfenced open="" close="">
        <mtable>
          <mtr>
            <mtd>
              <mn>1</mn>
            </mtd>
          </mtr>
          <mtr>
            <mtd>
              <mn>1</mn>
            </mtd>
          </mtr>
          <mtr>
            <mtd>
              <mn>1</mn>
            </mtd>
          </mtr>
        </mtable>
      </mfenced>
    </mrow>
    <annotation encoding="StarMath 5.0">b=left ( matrix{1 ## 1 ## 1} right ) 
</annotation>
  </semantics>
</math>
</file>

<file path=Object 3/content.xml><?xml version="1.0" encoding="utf-8"?>
<math xmlns="http://www.w3.org/1998/Math/MathML">
  <semantics>
    <mrow>
      <mrow>
        <mrow>
          <mrow>
            <mi>A</mi>
            <mi mathvariant="normal">=</mi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2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3</mn>
                  </mtd>
                  <mtd>
                    <mn>0</mn>
                  </mtd>
                </mtr>
              </mtable>
            </mfenced>
          </mrow>
          <mi mathvariant="normal">~</mi>
          <mfenced open="" close="">
            <mtable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2</mn>
                </mtd>
                <mtd>
                  <mn>1</mn>
                </mtd>
              </mtr>
              <mtr>
                <mtd>
                  <mn>0</mn>
                </mtd>
                <mtd>
                  <mn>3</mn>
                </mtd>
                <mtd>
                  <mrow>
                    <mi mathvariant="normal">−</mi>
                    <mn>1</mn>
                  </mrow>
                </mtd>
              </mtr>
            </mtable>
          </mfenced>
        </mrow>
        <mi mathvariant="normal">~</mi>
        <mfenced open="" close="">
          <mtable>
            <mtr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frac>
                  <mrow>
                    <mi mathvariant="normal">−</mi>
                    <mn>5</mn>
                  </mrow>
                  <mn>2</mn>
                </mfrac>
              </mtd>
            </mtr>
          </mtable>
        </mfenced>
      </mrow>
      <mi/>
      <mn>...</mn>
      <mi/>
      <mi mathvariant="italic">matice</mi>
      <mi mathvariant="italic">je</mi>
      <mi mathvariant="italic">regularni</mi>
      <mi>,</mi>
      <mi>v</mi>
      <mi mathvariant="italic">poradku.</mi>
    </mrow>
    <annotation encoding="StarMath 5.0">A=left ( matrix{1 # 0 # 1 ## 0 # 2 # 1 ## 1 # 3 # 0} right ) sim left ( matrix{1 # 0 # 1 ## 0 # 2 # 1 ## 0 # 3 # -1} right ) sim left ( matrix{1 # 0 # 1 ## 0 # 2 # 1 ## 0 # 0 # -{5} over {2} } right ) ~ ... ~ matice je regularni, v poradku.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i>A</mi>
                <mi mathvariant="normal">=</mi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n>1</mn>
                      </mtd>
                      <mtd>
                        <mn>3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fenced>
              </mrow>
              <mi mathvariant="normal">~</mi>
              <mfenced open="" close="">
                <mtable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1</mn>
                    </mtd>
                    <mtd>
                      <mn>1</mn>
                    </mtd>
                  </mtr>
                  <mtr>
                    <mtd>
                      <mn>0</mn>
                    </mtd>
                    <mtd>
                      <mn>3</mn>
                    </mtd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</mtr>
                </mtable>
              </mfenced>
            </mrow>
            <mi mathvariant="normal">~</mi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2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frac>
                      <mrow>
                        <mi mathvariant="normal">−</mi>
                        <mn>5</mn>
                      </mrow>
                      <mn>2</mn>
                    </mfrac>
                  </mtd>
                  <mtd>
                    <mfrac>
                      <mrow>
                        <mi mathvariant="normal">−</mi>
                        <mn>3</mn>
                      </mrow>
                      <mn>2</mn>
                    </mfrac>
                  </mtd>
                </mtr>
              </mtable>
            </mfenced>
          </mrow>
        </mtd>
      </mtr>
      <mtr>
        <mtd>
          <mrow>
            <mfrac>
              <mrow>
                <mi mathvariant="normal">−</mi>
                <mn>5</mn>
              </mrow>
              <mn>2</mn>
            </mfrac>
            <mrow>
              <mrow>
                <mrow>
                  <mrow>
                    <msub>
                      <mi>x</mi>
                      <mn>3</mn>
                    </msub>
                    <mi mathvariant="normal">=</mi>
                    <mfrac>
                      <mrow>
                        <mi mathvariant="normal">−</mi>
                        <mn>3</mn>
                      </mrow>
                      <mn>2</mn>
                    </mfrac>
                  </mrow>
                  <mo stretchy="false">→</mo>
                  <msub>
                    <mi>x</mi>
                    <mn>3</mn>
                  </msub>
                </mrow>
                <mi mathvariant="normal">=</mi>
                <mfrac>
                  <mfrac>
                    <mrow>
                      <mi mathvariant="normal">−</mi>
                      <mn>3</mn>
                    </mrow>
                    <mn>2</mn>
                  </mfrac>
                  <mfrac>
                    <mrow>
                      <mi mathvariant="normal">−</mi>
                      <mn>5</mn>
                    </mrow>
                    <mn>2</mn>
                  </mfrac>
                </mfrac>
              </mrow>
              <mi mathvariant="normal">=</mi>
              <mfrac>
                <mn>3</mn>
                <mn>5</mn>
              </mfrac>
            </mrow>
          </mrow>
        </mtd>
      </mtr>
      <mtr>
        <mtd>
          <mrow>
            <mrow>
              <mrow>
                <mrow>
                  <mrow>
                    <mrow>
                      <mrow>
                        <mrow>
                          <msub>
                            <mn>2x</mn>
                            <mn>2</mn>
                          </msub>
                          <mo stretchy="false">+</mo>
                          <msub>
                            <mi>x</mi>
                            <mn>3</mn>
                          </msub>
                        </mrow>
                        <mi mathvariant="normal">=</mi>
                        <mn>1</mn>
                      </mrow>
                      <mo stretchy="false">→</mo>
                      <mrow>
                        <msub>
                          <mn>2x</mn>
                          <mn>2</mn>
                        </msub>
                        <mo stretchy="false">+</mo>
                        <mfrac>
                          <mn>3</mn>
                          <mn>5</mn>
                        </mfrac>
                      </mrow>
                    </mrow>
                    <mi mathvariant="normal">=</mi>
                    <mn>1</mn>
                  </mrow>
                  <mo stretchy="false">→</mo>
                  <msub>
                    <mn>2x</mn>
                    <mn>2</mn>
                  </msub>
                </mrow>
                <mi mathvariant="normal">=</mi>
                <mfrac>
                  <mn>2</mn>
                  <mn>5</mn>
                </mfrac>
              </mrow>
              <mo stretchy="false">→</mo>
              <msub>
                <mi>x</mi>
                <mn>2</mn>
              </msub>
            </mrow>
            <mi mathvariant="normal">=</mi>
            <mfrac>
              <mn>1</mn>
              <mn>5</mn>
            </mfrac>
          </mrow>
        </mtd>
      </mtr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frac>
                    <mn>3</mn>
                    <mn>5</mn>
                  </mfrac>
                </mrow>
                <mi mathvariant="normal">=</mi>
                <mn>1</mn>
              </mrow>
              <mo stretchy="false">→</mo>
              <msub>
                <mi>x</mi>
                <mn>1</mn>
              </msub>
            </mrow>
            <mi mathvariant="normal">=</mi>
            <mfrac>
              <mn>2</mn>
              <mn>5</mn>
            </mfrac>
          </mrow>
        </mtd>
      </mtr>
      <mtr>
        <mtd>
          <mrow>
            <mi>x</mi>
            <mi mathvariant="normal">=</mi>
            <msup>
              <mfenced open="" close="">
                <mrow>
                  <mfrac>
                    <mn>2</mn>
                    <mn>5</mn>
                  </mfrac>
                  <mi>,</mi>
                  <mfrac>
                    <mn>1</mn>
                    <mn>5</mn>
                  </mfrac>
                  <mi>,</mi>
                  <mfrac>
                    <mn>3</mn>
                    <mn>5</mn>
                  </mfrac>
                </mrow>
              </mfenced>
              <mi>T</mi>
            </msup>
          </mrow>
        </mtd>
      </mtr>
    </mtable>
    <annotation encoding="StarMath 5.0">A=left ( matrix{1 # 0 # 1 #  1 ## 0 # 2 # 1 #  1 ## 1 # 3 # 0 #  1} right ) sim left ( matrix{1 # 0 # 1 #  1 ## 0 # 2 # 1 #  1 ## 0 # 3 # -1 #  0} right ) sim left ( matrix{1 # 0 # 1 #  1 ## 0 # 2 # 1 #  1 ## 0 # 0 # -{5} over {2} #  -{3} over {2}} right )
newline
-{5} over {2}x_{3}=-{3} over {2} toward x_{3}={-{3} over {2}} over {-{5} over {2}}={3} over {5}
newline 
2x_{2}+x_{3}=1 toward 2x_{2}+{3} over {5}=1 toward 2x_{2}={2} over {5} toward x_{2}={1} over {5}
newline 
x_{1}+{3} over {5}=1 toward x_{1}={2} over {5}
newline 
x=left ({2} over {5},{1} over {5},{3} over {5} right )^{T}</annotation>
  </semantics>
</math>
</file>

<file path=Object 5/content.xml><?xml version="1.0" encoding="utf-8"?>
<math xmlns="http://www.w3.org/1998/Math/MathML">
  <semantics>
    <mrow>
      <mrow>
        <mrow>
          <mrow>
            <mi mathvariant="italic">Ax</mi>
            <mi mathvariant="normal">=</mi>
            <mi>b</mi>
          </mrow>
          <mo stretchy="false">→</mo>
          <mi>x</mi>
        </mrow>
        <mi mathvariant="normal">=</mi>
        <msup>
          <mi>A</mi>
          <mrow>
            <mi mathvariant="normal">−</mi>
            <mn>1</mn>
          </mrow>
        </msup>
      </mrow>
      <mi>b</mi>
    </mrow>
    <annotation encoding="StarMath 5.0">Ax=b toward x=A^{-1}b </annotation>
  </semantics>
</math>
</file>

<file path=Object 6/content.xml><?xml version="1.0" encoding="utf-8"?>
<math xmlns="http://www.w3.org/1998/Math/MathML">
  <semantics>
    <msup>
      <mi>A</mi>
      <mrow>
        <mi mathvariant="normal">−</mi>
        <mn>1</mn>
      </mrow>
    </msup>
    <annotation encoding="StarMath 5.0">A^{-1}</annotation>
  </semantics>
</math>
</file>

<file path=Object 7/content.xml><?xml version="1.0" encoding="utf-8"?>
<math xmlns="http://www.w3.org/1998/Math/MathML">
  <semantics>
    <mrow>
      <mfenced open="" close="">
        <mrow>
          <mi>A</mi>
          <mi>I</mi>
        </mrow>
      </mfenced>
      <mo stretchy="false">→</mo>
      <mfenced open="" close="">
        <mrow>
          <mi>I</mi>
          <msup>
            <mi>A</mi>
            <mrow>
              <mi mathvariant="normal">−</mi>
              <mn>1</mn>
            </mrow>
          </msup>
        </mrow>
      </mfenced>
    </mrow>
    <annotation encoding="StarMath 5.0">left ( A I right ) toward left ( I A^{-1} right )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1</mn>
                      </mtd>
                      <mtd>
                        <mn>3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fenced>
                <mi mathvariant="normal">~</mi>
                <mfenced open="" close=""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2</mn>
                      </mtd>
                      <mtd>
                        <mn>1</mn>
                      </mtd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3</mn>
                      </mtd>
                      <mtd>
                        <mrow>
                          <mi mathvariant="normal">−</mi>
                          <mn>1</mn>
                        </mrow>
                      </mtd>
                      <mtd>
                        <mrow>
                          <mi mathvariant="normal">−</mi>
                          <mn>1</mn>
                        </mrow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fenced>
              </mrow>
              <mi mathvariant="normal">~</mi>
              <mfenced open="" close="">
                <mtable>
                  <mtr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2</mn>
                    </mtd>
                    <mtd>
                      <mn>1</mn>
                    </mtd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frac>
                        <mrow>
                          <mi mathvariant="normal">−</mi>
                          <mn>5</mn>
                        </mrow>
                        <mn>2</mn>
                      </mfrac>
                    </mtd>
                    <mtd>
                      <mrow>
                        <mi mathvariant="normal">−</mi>
                        <mn>1</mn>
                      </mrow>
                    </mtd>
                    <mtd>
                      <mfrac>
                        <mrow>
                          <mi mathvariant="normal">−</mi>
                          <mn>3</mn>
                        </mrow>
                        <mn>2</mn>
                      </mfrac>
                    </mtd>
                    <mtd>
                      <mn>1</mn>
                    </mtd>
                  </mtr>
                </mtable>
              </mfenced>
            </mrow>
            <mi mathvariant="normal">~</mi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2</mn>
                  </mtd>
                  <mtd>
                    <mn>1</mn>
                  </mtd>
                  <mtd>
                    <mn>0</mn>
                  </mtd>
                  <mtd>
                    <mn>1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frac>
                      <mn>2</mn>
                      <mn>5</mn>
                    </mfrac>
                  </mtd>
                  <mtd>
                    <mfrac>
                      <mn>3</mn>
                      <mn>5</mn>
                    </mfrac>
                  </mtd>
                  <mtd>
                    <mfrac>
                      <mrow>
                        <mi mathvariant="normal">−</mi>
                        <mn>2</mn>
                      </mrow>
                      <mn>5</mn>
                    </mfrac>
                  </mtd>
                </mtr>
              </mtable>
            </mfenced>
          </mrow>
        </mtd>
      </mtr>
      <mtr>
        <mtd>
          <mrow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frac>
                      <mn>3</mn>
                      <mn>5</mn>
                    </mfrac>
                  </mtd>
                  <mtd>
                    <mfrac>
                      <mrow>
                        <mi mathvariant="normal">−</mi>
                        <mn>3</mn>
                      </mrow>
                      <mn>5</mn>
                    </mfrac>
                  </mtd>
                  <mtd>
                    <mfrac>
                      <mn>2</mn>
                      <mn>5</mn>
                    </mfrac>
                  </mtd>
                </mtr>
                <mtr>
                  <mtd>
                    <mn>0</mn>
                  </mtd>
                  <mtd>
                    <mn>2</mn>
                  </mtd>
                  <mtd>
                    <mn>0</mn>
                  </mtd>
                  <mtd>
                    <mfrac>
                      <mrow>
                        <mi mathvariant="normal">−</mi>
                        <mn>2</mn>
                      </mrow>
                      <mn>5</mn>
                    </mfrac>
                  </mtd>
                  <mtd>
                    <mfrac>
                      <mn>2</mn>
                      <mn>5</mn>
                    </mfrac>
                  </mtd>
                  <mtd>
                    <mfrac>
                      <mn>2</mn>
                      <mn>5</mn>
                    </mfrac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frac>
                      <mn>2</mn>
                      <mn>5</mn>
                    </mfrac>
                  </mtd>
                  <mtd>
                    <mfrac>
                      <mn>3</mn>
                      <mn>5</mn>
                    </mfrac>
                  </mtd>
                  <mtd>
                    <mfrac>
                      <mrow>
                        <mi mathvariant="normal">−</mi>
                        <mn>2</mn>
                      </mrow>
                      <mn>5</mn>
                    </mfrac>
                  </mtd>
                </mtr>
              </mtable>
            </mfenced>
            <mi mathvariant="normal">~</mi>
            <mfenced open="" close="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frac>
                      <mn>3</mn>
                      <mn>5</mn>
                    </mfrac>
                  </mtd>
                  <mtd>
                    <mfrac>
                      <mrow>
                        <mi mathvariant="normal">−</mi>
                        <mn>3</mn>
                      </mrow>
                      <mn>5</mn>
                    </mfrac>
                  </mtd>
                  <mtd>
                    <mfrac>
                      <mn>2</mn>
                      <mn>5</mn>
                    </mfrac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0</mn>
                  </mtd>
                  <mtd>
                    <mfrac>
                      <mrow>
                        <mi mathvariant="normal">−</mi>
                        <mn>1</mn>
                      </mrow>
                      <mn>5</mn>
                    </mfrac>
                  </mtd>
                  <mtd>
                    <mfrac>
                      <mn>1</mn>
                      <mn>5</mn>
                    </mfrac>
                  </mtd>
                  <mtd>
                    <mfrac>
                      <mn>1</mn>
                      <mn>5</mn>
                    </mfrac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frac>
                      <mn>2</mn>
                      <mn>5</mn>
                    </mfrac>
                  </mtd>
                  <mtd>
                    <mfrac>
                      <mn>3</mn>
                      <mn>5</mn>
                    </mfrac>
                  </mtd>
                  <mtd>
                    <mfrac>
                      <mrow>
                        <mi mathvariant="normal">−</mi>
                        <mn>2</mn>
                      </mrow>
                      <mn>5</mn>
                    </mfrac>
                  </mtd>
                </mtr>
              </mtable>
            </mfenced>
          </mrow>
        </mtd>
      </mtr>
    </mtable>
    <annotation encoding="StarMath 5.0">left ( matrix{1 # 0 # 1 # 1 # 0 # 0 ## 0 # 2 # 1 # 0 # 1 # 0 ## 1 # 3 # 0 # 0 # 0 # 1} right ) sim left ( matrix{1 # 0 # 1 # 1 # 0 # 0 ## 0 # 2 # 1 # 0 # 1 # 0 ## 0 # 3 # -1 # -1 # 0 # 1} right ) sim left ( matrix{1 # 0 # 1 # 1 # 0 # 0 ## 0 # 2 # 1 # 0 # 1 # 0 ## 0 # 0 # -{5} over {2} # -1 # -{3} over {2} # 1} right ) sim left ( matrix{1 # 0 # 1 # 1 # 0 # 0 ## 0 # 2 # 1 # 0 # 1 # 0 ## 0 # 0 # 1 # {2} over {5} # {3} over {5} # -{2} over {5}} right )
newline
left ( matrix{1 # 0 # 0 # {3} over {5} # -{3} over {5} # {2} over {5} ## 0 # 2 # 0 # -{2} over {5} # {2} over {5} # {2} over {5} ## 0 # 0 # 1 # {2} over {5} # {3} over {5} # -{2} over {5}} right ) sim left ( matrix{1 # 0 # 0 # {3} over {5} # -{3} over {5} # {2} over {5} ## 0 # 1 # 0 # -{1} over {5} # {1} over {5} # {1} over {5} ## 0 # 0 # 1 # {2} over {5} # {3} over {5} # -{2} over {5}} right )</annotation>
  </semantics>
</math>
</file>

<file path=Object 9/content.xml><?xml version="1.0" encoding="utf-8"?>
<math xmlns="http://www.w3.org/1998/Math/MathML">
  <semantics>
    <mrow>
      <mrow>
        <mi>x</mi>
        <mi mathvariant="normal">=</mi>
        <msup>
          <mi>A</mi>
          <mrow>
            <mi mathvariant="normal">−</mi>
            <mn>1</mn>
          </mrow>
        </msup>
      </mrow>
      <mrow>
        <mi>b</mi>
        <mi mathvariant="normal">=</mi>
        <mfenced open="" close="">
          <mtable>
            <mtr>
              <mtd>
                <mfrac>
                  <mn>3</mn>
                  <mn>5</mn>
                </mfrac>
              </mtd>
              <mtd>
                <mfrac>
                  <mrow>
                    <mi mathvariant="normal">−</mi>
                    <mn>3</mn>
                  </mrow>
                  <mn>5</mn>
                </mfrac>
              </mtd>
              <mtd>
                <mfrac>
                  <mn>2</mn>
                  <mn>5</mn>
                </mfrac>
              </mtd>
            </mtr>
            <mtr>
              <mtd>
                <mfrac>
                  <mrow>
                    <mi mathvariant="normal">−</mi>
                    <mn>1</mn>
                  </mrow>
                  <mn>5</mn>
                </mfrac>
              </mtd>
              <mtd>
                <mfrac>
                  <mn>1</mn>
                  <mn>5</mn>
                </mfrac>
              </mtd>
              <mtd>
                <mfrac>
                  <mn>1</mn>
                  <mn>5</mn>
                </mfrac>
              </mtd>
            </mtr>
            <mtr>
              <mtd>
                <mfrac>
                  <mn>2</mn>
                  <mn>5</mn>
                </mfrac>
              </mtd>
              <mtd>
                <mfrac>
                  <mn>3</mn>
                  <mn>5</mn>
                </mfrac>
              </mtd>
              <mtd>
                <mfrac>
                  <mrow>
                    <mi mathvariant="normal">−</mi>
                    <mn>2</mn>
                  </mrow>
                  <mn>5</mn>
                </mfrac>
              </mtd>
            </mtr>
          </mtable>
        </mfenced>
      </mrow>
      <mrow>
        <mfenced open="" close=""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fenced>
        <mi mathvariant="normal">=</mi>
        <mfenced open="" close="">
          <mtable>
            <mtr>
              <mtd>
                <mfrac>
                  <mn>2</mn>
                  <mn>5</mn>
                </mfrac>
              </mtd>
            </mtr>
            <mtr>
              <mtd>
                <mfrac>
                  <mn>1</mn>
                  <mn>5</mn>
                </mfrac>
              </mtd>
            </mtr>
            <mtr>
              <mtd>
                <mfrac>
                  <mn>3</mn>
                  <mn>5</mn>
                </mfrac>
              </mtd>
            </mtr>
          </mtable>
        </mfenced>
      </mrow>
    </mrow>
    <annotation encoding="StarMath 5.0">x=A^{-1}b=left ( matrix{{3} over {5} # -{3} over {5} # {2} over {5} ## -{1} over {5} # {1} over {5} # {1} over {5} ## {2} over {5} # {3} over {5} # -{2} over {5}} right ) left( matrix{1 ## 1 ## 1} right )=left( matrix{{2} over {5} ## {1} over {5} ## {3} over {5}} right )
</annotation>
  </semantics>
</math>
</file>